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style:font-name="Times New Roman" fo:font-weight="normal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9" style:family="paragraph" style:parent-style-name="Text_20_body" style:list-style-name="WW8Num7"/>
    <style:style style:name="P10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emória Virtual<text:line-break/>Caso de uso: RealizarLogoff</text:p>
      <text:p text:style-name="P8"/>
      <text:p text:style-name="P8"/>
      <text:h text:style-name="Heading_20_1" text:outline-level="1">Breve Descrição</text:h>
      <text:p text:style-name="Text_20_body"><text:s text:c="4"/>O caso de uso RealizarLogoff permite que o usuário saia do sistema.</text:p>
      <text:p text:style-name="Text_20_body"/>
      <text:h text:style-name="Heading_20_1" text:outline-level="1">Breve Descrição dos Atores</text:h>
      <text:h text:style-name="Heading_20_2" text:outline-level="2">Usuário: <text:span text:style-name="T3">Realiza logoff no sistema.</text:span></text:h>
      <text:p text:style-name="P7"/>
      <text:h text:style-name="Heading_20_1" text:outline-level="1">Pré-condições</text:h>
      <text:p text:style-name="Text_20_body">O usuário está logado no sistema.</text:p>
      <text:p text:style-name="Text_20_body"/>
      <text:h text:style-name="Heading_20_1" text:outline-level="1">Fluxo Básico de Eventos</text:h>
      <text:p text:style-name="Standard"/>
      <text:list xml:id="list1856727358" text:style-name="WW8Num7">
        <text:list-item>
          <text:p text:style-name="P9">O usuário seleciona a opção “Realizar Logoff”;</text:p>
        </text:list-item>
        <text:list-item>
          <text:p text:style-name="P9">O sistema desconecta o usuário.</text:p>
        </text:list-item>
        <text:list-item>
          <text:p text:style-name="P9">O sistema emite a mensagem “Logoff realizado com sucesso”</text:p>
          <text:p text:style-name="P9"/>
        </text:list-item>
      </text:list>
      <text:h text:style-name="Heading_20_1" text:outline-level="1">Pós-Condições</text:h>
      <text:p text:style-name="Standard"><text:tab/><text:span text:style-name="T2">Fluxo Básico: O usuário não está conectado no sistema.</text:span></text:p>
      <text:p text:style-name="P6"/>
      <text:h text:style-name="Heading_20_1" text:outline-level="1">Requisitos Especiais</text:h>
      <text:p text:style-name="P6"><text:s text:c="13"/>Performance: A resposta do sistema para o logoff do usuário deve ser realizado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361in" style:rel-column-width="7930*"/>
    </style:style>
    <style:style style:name="Tabela2.B" style:family="table-column">
      <style:table-column-properties style:column-width="4.2708in" style:rel-column-width="46009*"/>
    </style:style>
    <style:style style:name="Tabela2.C" style:family="table-column">
      <style:table-column-properties style:column-width="1.0764in" style:rel-column-width="11596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2208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1</text:p>
            </table:table-cell>
            <table:table-cell table:style-name="Tabela2.C1" office:value-type="string">
              <text:p text:style-name="MP1">Versão do Documento: 1.2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22/05/13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3-05-22T01:30:28">2013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24</meta:editing-cycles>
    <meta:editing-duration>PT2H18M29S</meta:editing-duration>
    <meta:generator>LibreOffice/3.5$Linux_X86_64 LibreOffice_project/350m1$Build-2</meta:generator>
    <dc:date>2013-05-22T01:30:28</dc:date>
    <dc:creator>Thais </dc:creator>
    <meta:document-statistic meta:table-count="2" meta:image-count="1" meta:object-count="0" meta:page-count="1" meta:paragraph-count="22" meta:word-count="121" meta:character-count="729" meta:non-whitespace-character-count="620"/>
  </office:meta>
</office:document-meta>
</file>